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E000000EB71E5604BF6009F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draw:marker-start-width="0.227cm" draw:marker-end-width="0.227cm" draw:fill-color="#ffffff" draw:textarea-horizontal-align="justify" draw:textarea-vertical-align="top" draw:auto-grow-height="false" fo:min-height="0.832cm" fo:min-width="0.282cm" fo:padding-top="0.134cm" fo:padding-bottom="0.134cm" fo:padding-left="0.259cm" fo:padding-right="0.259cm"/>
      <style:paragraph-properties style:writing-mode="lr-tb"/>
    </style:style>
    <style:style style:name="gr2" style:family="graphic" style:parent-style-name="objectwithoutfill">
      <style:graphic-properties svg:stroke-width="0.018cm" svg:stroke-color="#ff0000" draw:marker-start-width="0.227cm" draw:marker-end="Arrow_20_concave" draw:marker-end-width="0.1cm" draw:fill="solid" draw:fill-color="#ff0000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18cm" svg:stroke-color="#ff0000" draw:marker-start-width="0.227cm" draw:marker-end="" draw:marker-end-width="0.1cm" draw:fill="solid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draw:marker-start-width="0.227cm" draw:marker-end-width="0.227cm" svg:stroke-opacity="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5" style:family="graphic" style:parent-style-name="objectwithoutfill">
      <style:graphic-properties svg:stroke-width="0.018cm" draw:marker-start-width="0.227cm" draw:marker-end="" draw:marker-end-width="0.1cm" draw:fill="solid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draw:marker-start-width="0.226cm" draw:marker-end-width="0.226cm" draw:textarea-vertical-align="middle" fo:padding-top="0.133cm" fo:padding-bottom="0.133cm" fo:padding-left="0.258cm" fo:padding-right="0.258cm"/>
    </style:style>
    <style:style style:name="gr7" style:family="graphic" style:parent-style-name="standard">
      <style:graphic-properties svg:stroke-width="0.018cm" draw:marker-start-width="0.227cm" draw:marker-end-width="0.227cm" draw:fill-color="#ffffff" draw:opacity="0%" draw:textarea-horizontal-align="justify" draw:textarea-vertical-align="middle" draw:auto-grow-height="false" fo:min-height="0.632cm" fo:min-width="1.482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draw:marker-start-width="0.227cm" draw:marker-end-width="0.227cm" draw:fill-color="#ffffff" draw:textarea-horizontal-align="justify" draw:textarea-vertical-align="middle" draw:auto-grow-height="false" fo:min-height="0.178cm" fo:min-width="0.214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svg:stroke-width="0.018cm" draw:marker-start-width="0.227cm" draw:marker-end-width="0.227cm" draw:fill="hatch" draw:fill-hatch-name="Hatching_20_93" draw:fill-hatch-solid="false" draw:textarea-horizontal-align="justify" draw:textarea-vertical-align="middle" draw:auto-grow-height="false" fo:min-height="1.25cm" fo:min-width="0.9cm" fo:padding-top="0.134cm" fo:padding-bottom="0.134cm" fo:padding-left="0.259cm" fo:padding-right="0.259cm"/>
    </style:style>
    <style:style style:name="gr10" style:family="graphic" style:parent-style-name="objectwithoutfill">
      <style:graphic-properties svg:stroke-width="0.018cm" draw:marker-start-width="0.227cm" draw:marker-end="Arrow_20_concave" draw:marker-end-width="0.227cm" draw:fill="solid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draw:marker-start-width="0.227cm" draw:marker-end-width="0.227cm" draw:fill-color="#ffffff" draw:textarea-horizontal-align="justify" draw:textarea-vertical-align="middle" draw:auto-grow-height="false" fo:min-height="0.332cm" fo:min-width="0.282cm" fo:padding-top="0.134cm" fo:padding-bottom="0.134cm" fo:padding-left="0.259cm" fo:padding-right="0.259cm"/>
      <style:paragraph-properties style:writing-mode="lr-tb"/>
    </style:style>
    <style:style style:name="gr12" style:family="graphic" style:parent-style-name="standard">
      <style:graphic-properties svg:stroke-width="0.018cm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3" style:family="graphic" style:parent-style-name="standard">
      <style:graphic-properties svg:stroke-width="0.018cm" draw:marker-start-width="0.227cm" draw:marker-end-width="0.227cm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draw:marker-start-width="0.226cm" draw:marker-end-width="0.226cm" draw:fill-color="#ffffff" draw:textarea-vertical-align="middle" fo:padding-top="0.133cm" fo:padding-bottom="0.133cm" fo:padding-left="0.258cm" fo:padding-right="0.258cm"/>
    </style:style>
    <style:style style:name="gr15" style:family="graphic" style:parent-style-name="objectwithoutfill">
      <style:graphic-properties svg:stroke-width="0.018cm" draw:marker-start-width="0.227cm" draw:marker-end="Arrow_20_concave" draw:marker-end-width="0.127cm" draw:fill="solid" draw:textarea-vertical-align="middle" fo:padding-top="0.134cm" fo:padding-bottom="0.134cm" fo:padding-left="0.259cm" fo:padding-right="0.259cm"/>
    </style:style>
    <style:style style:name="gr16" style:family="graphic" style:parent-style-name="standard">
      <style:graphic-properties svg:stroke-width="0.018cm" draw:marker-start-width="0.227cm" draw:marker-end-width="0.227cm" draw:textarea-horizontal-align="justify" draw:textarea-vertical-align="middle" draw:auto-grow-height="false" fo:min-height="0cm" fo:min-width="0.1cm" fo:padding-top="0.134cm" fo:padding-bottom="0.134cm" fo:padding-left="0.259cm" fo:padding-right="0.259cm"/>
      <style:paragraph-properties style:writing-mode="lr-tb"/>
    </style:style>
    <style:style style:name="gr17" style:family="graphic" style:parent-style-name="objectwithoutfill">
      <style:graphic-properties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8" style:family="graphic" style:parent-style-name="standard">
      <style:graphic-properties svg:stroke-width="0.018cm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9" style:family="graphic" style:parent-style-name="objectwithoutfill">
      <style:graphic-properties svg:stroke-width="0.018cm" draw:marker-start-width="0.227cm" draw:marker-end="Arrow_20_concave" draw:marker-end-width="0.1cm" draw:fill="solid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svg:stroke-width="0.018cm" draw:marker-start-width="0.227cm" draw:marker-end-width="0.227cm" draw:fill="none" draw:textarea-vertical-align="middle" draw:auto-grow-height="false" fo:min-height="1.25cm" fo:min-width="0cm" fo:padding-top="0.134cm" fo:padding-bottom="0.134cm" fo:padding-left="0.259cm" fo:padding-right="0.259cm"/>
    </style:style>
    <style:style style:name="gr21" style:family="graphic" style:parent-style-name="standard">
      <style:graphic-properties draw:stroke="none" draw:fill="none" fo:min-height="0.158cm"/>
      <style:paragraph-properties style:writing-mode="lr-tb"/>
    </style:style>
    <style:style style:name="gr22" style:family="graphic" style:parent-style-name="objectwithoutfill">
      <style:graphic-properties svg:stroke-width="0.018cm" draw:marker-start-width="0.227cm" draw:marker-end="Arrow_20_concave" draw:marker-end-width="0.2cm" draw:fill="solid" draw:textarea-vertical-align="middle" fo:padding-top="0.134cm" fo:padding-bottom="0.134cm" fo:padding-left="0.259cm" fo:padding-right="0.259cm"/>
    </style:style>
    <style:style style:name="gr23" style:family="graphic" style:parent-style-name="standard">
      <style:graphic-properties svg:stroke-width="0.018cm" draw:marker-start-width="0.227cm" draw:marker-end-width="0.227cm" draw:fill="hatch" draw:fill-hatch-name="Hatching_20_94" draw:fill-hatch-solid="false" draw:textarea-horizontal-align="justify" draw:textarea-vertical-align="middle" draw:auto-grow-height="false" fo:min-height="0.332cm" fo:min-width="1.482cm" fo:padding-top="0.134cm" fo:padding-bottom="0.134cm" fo:padding-left="0.259cm" fo:padding-right="0.259cm"/>
      <style:paragraph-properties style:writing-mode="lr-tb"/>
    </style:style>
    <style:style style:name="gr24" style:family="graphic" style:parent-style-name="standard">
      <style:graphic-properties svg:stroke-width="0.018cm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5" style:family="graphic" style:parent-style-name="objectwithoutfill">
      <style:graphic-properties svg:stroke-width="0.018cm" svg:stroke-color="#ff0000" draw:marker-start-width="0.227cm" draw:marker-end="Arrow_20_concave" draw:marker-end-width="0.08cm" draw:fill="solid" draw:textarea-vertical-align="middle" fo:padding-top="0.134cm" fo:padding-bottom="0.134cm" fo:padding-left="0.259cm" fo:padding-right="0.259cm"/>
    </style:style>
    <style:style style:name="gr26" style:family="graphic" style:parent-style-name="standard">
      <style:graphic-properties svg:stroke-width="0.018cm" svg:stroke-color="#ff0000" draw:marker-start-width="0.227cm" draw:marker-end-width="0.227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7" style:family="graphic" style:parent-style-name="standard">
      <style:graphic-properties svg:stroke-width="0.018cm" svg:stroke-color="#ff0000" draw:marker-start-width="0.227cm" draw:marker-end-width="0.227cm" draw:fill="hatch" draw:fill-hatch-name="Hatching_20_96" draw:fill-hatch-solid="fals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8" style:family="graphic" style:parent-style-name="objectwithoutfill">
      <style:graphic-properties svg:stroke-width="0.018cm" draw:marker-start-width="0.227cm" draw:marker-end="Arrow_20_concave" draw:marker-end-width="0.08cm" draw:fill="solid" draw:textarea-vertical-align="middle" fo:padding-top="0.134cm" fo:padding-bottom="0.134cm" fo:padding-left="0.259cm" fo:padding-right="0.259cm"/>
    </style:style>
    <style:style style:name="gr29" style:family="graphic" style:parent-style-name="standard">
      <style:graphic-properties svg:stroke-width="0.018cm" draw:marker-start-width="0.227cm" draw:marker-end-width="0.227cm" draw:fill="hatch" draw:fill-hatch-name="Hatching_20_94" draw:fill-hatch-solid="false" draw:textarea-horizontal-align="justify" draw:textarea-vertical-align="middle" draw:auto-grow-height="false" fo:min-height="0.233cm" fo:min-width="1.482cm" fo:padding-top="0.134cm" fo:padding-bottom="0.134cm" fo:padding-left="0.259cm" fo:padding-right="0.259cm"/>
      <style:paragraph-properties style:writing-mode="lr-tb"/>
    </style:style>
    <style:style style:name="gr30" style:family="graphic" style:parent-style-name="objectwithoutfill">
      <style:graphic-properties svg:stroke-width="0.018cm" svg:stroke-color="#ff0000" draw:marker-start-width="0.227cm" draw:marker-end="Arrow_20_concave" draw:marker-end-width="0.1cm" draw:fill="solid" draw:textarea-vertical-align="middle" fo:padding-top="0.134cm" fo:padding-bottom="0.134cm" fo:padding-left="0.259cm" fo:padding-right="0.259cm"/>
    </style:style>
    <style:style style:name="gr31" style:family="graphic" style:parent-style-name="standard">
      <style:graphic-properties svg:stroke-width="0.018cm" draw:marker-start-width="0.227cm" draw:marker-end-width="0.227cm" draw:textarea-vertical-align="middle" fo:padding-top="0.134cm" fo:padding-bottom="0.134cm" fo:padding-left="0.259cm" fo:padding-right="0.259cm"/>
      <style:paragraph-properties style:writing-mode="lr-tb"/>
    </style:style>
    <style:style style:name="gr32" style:family="graphic" style:parent-style-name="standard">
      <style:graphic-properties svg:stroke-width="0.018cm" draw:marker-start-width="0.227cm" draw:marker-end-width="0.227cm" draw:fill="hatch" draw:fill-hatch-name="Hatching_20_94" draw:fill-hatch-solid="false" draw:textarea-horizontal-align="justify" draw:textarea-vertical-align="middle" draw:auto-grow-height="false" fo:min-height="0.132cm" fo:min-width="0.082cm" fo:padding-top="0.134cm" fo:padding-bottom="0.134cm" fo:padding-left="0.259cm" fo:padding-right="0.259cm"/>
      <style:paragraph-properties style:writing-mode="lr-tb"/>
    </style:style>
    <style:style style:name="gr33" style:family="graphic" style:parent-style-name="standard">
      <style:graphic-properties svg:stroke-width="0.018cm" draw:marker-start-width="0.227cm" draw:marker-end-width="0.227cm" draw:fill="hatch" draw:fill-hatch-name="Hatching_20_94" draw:fill-hatch-solid="false" draw:textarea-horizontal-align="justify" draw:textarea-vertical-align="middle" draw:auto-grow-height="false" fo:min-height="0.133cm" fo:min-width="0.182cm" fo:padding-top="0.134cm" fo:padding-bottom="0.134cm" fo:padding-left="0.259cm" fo:padding-right="0.259cm"/>
      <style:paragraph-properties style:writing-mode="lr-tb"/>
    </style:style>
    <style:style style:name="gr34" style:family="graphic" style:parent-style-name="standard">
      <style:graphic-properties svg:stroke-width="0.018cm" draw:marker-start-width="0.227cm" draw:marker-end-width="0.227cm" draw:fill-color="#ffffff" draw:textarea-horizontal-align="justify" draw:textarea-vertical-align="middle" draw:auto-grow-height="false" fo:min-height="0.16cm" fo:min-width="0.624cm" fo:padding-top="0.134cm" fo:padding-bottom="0.134cm" fo:padding-left="0.259cm" fo:padding-right="0.259cm"/>
      <style:paragraph-properties style:writing-mode="lr-tb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7" style:family="graphic" style:parent-style-name="objectwithoutfill">
      <style:graphic-properties svg:stroke-width="0.018cm" draw:marker-start="Arrow_20_concave" draw:marker-start-width="0.1cm" draw:marker-end="Arrow_20_concave" draw:marker-end-width="0.1cm" draw:fill="solid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svg:stroke-width="0.018cm" svg:stroke-color="#ff0000" draw:marker-start-width="0.227cm" draw:marker-end-width="0.227cm" draw:textarea-horizontal-align="justify" draw:textarea-vertical-align="middle" draw:auto-grow-height="false" fo:min-height="0.25cm" fo:min-width="0cm" fo:padding-top="0.134cm" fo:padding-bottom="0.134cm" fo:padding-left="0.259cm" fo:padding-right="0.259cm"/>
      <style:paragraph-properties style:writing-mode="lr-tb"/>
    </style:style>
    <style:style style:name="gr39" style:family="graphic" style:parent-style-name="standard">
      <style:graphic-properties svg:stroke-width="0.018cm" svg:stroke-color="#ff0000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0" style:family="graphic" style:parent-style-name="standard">
      <style:graphic-properties svg:stroke-width="0.018cm" svg:stroke-color="#ff0000" draw:marker-start-width="0.227cm" draw:marker-end-width="0.227cm" draw:textarea-horizontal-align="justify" draw:textarea-vertical-align="middle" draw:auto-grow-height="false" fo:min-height="0.232cm" fo:min-width="0cm" fo:padding-top="0.134cm" fo:padding-bottom="0.134cm" fo:padding-left="0.259cm" fo:padding-right="0.259cm"/>
      <style:paragraph-properties style:writing-mode="lr-tb"/>
    </style:style>
    <style:style style:name="gr4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loext:graphic-properties draw:fill-color="#ffffff"/>
      <style:paragraph-properties fo:text-align="center" style:writing-mode="lr-tb"/>
      <style:text-properties fo:font-size="6pt"/>
    </style:style>
    <style:style style:name="P3" style:family="paragraph">
      <loext:graphic-properties draw:fill="solid" draw:fill-color="#ff0000"/>
      <style:paragraph-properties fo:text-align="start"/>
    </style:style>
    <style:style style:name="P4" style:family="paragraph">
      <loext:graphic-properties draw:fill="solid"/>
      <style:paragraph-properties fo:text-align="start"/>
    </style:style>
    <style:style style:name="P5" style:family="paragraph">
      <style:paragraph-properties fo:text-align="center" style:writing-mode="lr-tb"/>
      <style:text-properties fo:font-size="3pt"/>
    </style:style>
    <style:style style:name="P6" style:family="paragraph">
      <loext:graphic-properties draw:fill-color="#ffffff"/>
      <style:paragraph-properties fo:text-align="center" style:writing-mode="lr-tb"/>
      <style:text-properties fo:font-size="3pt"/>
    </style:style>
    <style:style style:name="P7" style:family="paragraph">
      <style:paragraph-properties fo:text-align="start" style:writing-mode="lr-tb"/>
      <style:text-properties fo:font-size="6pt" style:font-size-asian="6pt" style:font-size-complex="6pt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style:paragraph-properties fo:text-align="center" style:writing-mode="lr-tb"/>
      <style:text-properties fo:font-size="11pt"/>
    </style:style>
    <style:style style:name="P10" style:family="paragraph">
      <loext:graphic-properties draw:fill-color="#ffffff"/>
      <style:paragraph-properties fo:text-align="center" style:writing-mode="lr-tb"/>
      <style:text-properties fo:font-size="11pt"/>
    </style:style>
    <style:style style:name="P11" style:family="paragraph">
      <loext:graphic-properties draw:fill="hatch" draw:fill-hatch-name="Hatching_20_93" draw:fill-hatch-solid="false"/>
      <style:paragraph-properties fo:text-align="center"/>
    </style:style>
    <style:style style:name="P12" style:family="paragraph">
      <style:paragraph-properties fo:text-align="center" style:writing-mode="lr-tb"/>
      <style:text-properties fo:font-size="10pt"/>
    </style:style>
    <style:style style:name="P13" style:family="paragraph">
      <loext:graphic-properties draw:fill-color="#ffffff"/>
      <style:paragraph-properties fo:text-align="center" style:writing-mode="lr-tb"/>
      <style:text-properties fo:font-size="10pt"/>
    </style:style>
    <style:style style:name="P14" style:family="paragraph">
      <style:paragraph-properties fo:text-align="center" style:writing-mode="lr-tb"/>
      <style:text-properties fo:font-size="6pt" style:font-size-asian="6pt" style:font-size-complex="6pt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6pt" style:font-size-complex="6pt"/>
    </style:style>
    <style:style style:name="P20" style:family="paragraph">
      <loext:graphic-properties draw:fill="none"/>
      <style:paragraph-properties fo:text-align="start" style:writing-mode="lr-tb"/>
      <style:text-properties fo:font-size="4pt"/>
    </style:style>
    <style:style style:name="P21" style:family="paragraph">
      <loext:graphic-properties draw:fill="hatch" draw:fill-hatch-name="Hatching_20_94" draw:fill-hatch-solid="false"/>
      <style:paragraph-properties fo:text-align="center" style:writing-mode="lr-tb"/>
      <style:text-properties fo:font-size="6pt" style:font-size-asian="6pt" style:font-size-complex="6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loext:graphic-properties draw:fill="hatch" draw:fill-hatch-name="Hatching_20_96" draw:fill-hatch-solid="false"/>
      <style:paragraph-properties fo:text-align="center"/>
    </style:style>
    <style:style style:name="T1" style:family="text">
      <style:text-properties fo:font-size="6pt"/>
    </style:style>
    <style:style style:name="T2" style:family="text">
      <style:text-properties fo:font-size="3pt"/>
    </style:style>
    <style:style style:name="T3" style:family="text">
      <style:text-properties fo:font-size="11pt"/>
    </style:style>
    <style:style style:name="T4" style:family="text">
      <style:text-properties fo:font-size="10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4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0.8cm" svg:height="1.1cm" svg:x="10.5cm" svg:y="9.5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7cm" svg:y1="7.9cm" svg:x2="13.4cm" svg:y2="7.9cm">
          <text:p/>
        </draw:line>
        <draw:line draw:style-name="gr3" draw:text-style-name="P4" draw:layer="layout" svg:x1="12.1cm" svg:y1="8.7cm" svg:x2="12.1cm" svg:y2="7.901cm">
          <text:p/>
        </draw:line>
        <draw:custom-shape draw:style-name="gr4" draw:text-style-name="P6" draw:layer="layout" svg:width="0.4cm" svg:height="0.15cm" svg:x="8.2cm" svg:y="6.35cm">
          <text:p text:style-name="P5"><text:span text:style-name="T2">defaul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4cm" svg:height="0.15cm" svg:x="8.2cm" svg:y="7.25cm">
          <text:p text:style-name="P5"><text:span text:style-name="T2">defaul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2cm" svg:y1="6.2cm" svg:x2="8.2cm" svg:y2="7.9cm">
          <text:p/>
        </draw:line>
        <draw:custom-shape draw:style-name="gr4" draw:text-style-name="P6" draw:layer="layout" svg:width="0.25cm" svg:height="0.1cm" svg:x="8.7cm" svg:y="6.45cm">
          <text:p text:style-name="P5"><text:span text:style-name="T2">write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9.1cm" svg:y1="6.9cm" svg:x2="9.1cm" svg:y2="7.05cm">
          <text:p/>
        </draw:line>
        <draw:line draw:style-name="gr5" draw:text-style-name="P4" draw:layer="layout" svg:x1="8.4cm" svg:y1="6.7cm" svg:x2="8.4cm" svg:y2="6.9cm">
          <text:p/>
        </draw:line>
        <draw:polygon draw:style-name="gr6" draw:text-style-name="P7" draw:layer="layout" svg:width="0.199cm" svg:height="0.499cm" svg:x="9cm" svg:y="7.2cm" svg:viewBox="0 0 200 500" draw:points="0,0 200,0 200,500 100,400 0,500 200,500 100,400 0,500">
          <text:p/>
        </draw:polygon>
        <draw:custom-shape draw:style-name="gr7" draw:text-style-name="P8" draw:layer="layout" svg:width="2cm" svg:height="0.9cm" svg:x="4.2cm" svg:y="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0.6cm" svg:x="2.8cm" svg:y="5cm">
          <text:p text:style-name="P9"><text:span text:style-name="T3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8" draw:text-style-name="P10" draw:layer="layout" svg:width="1cm" svg:height="0.6cm" svg:x="2.8cm" svg:y="6cm">
          <text:p text:style-name="P9"><text:span text:style-name="T3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" draw:text-style-name="P11" draw:layer="layout" svg:width="1.4cm" svg:height="1.5cm" svg:x="2.6cm" svg:y="3.1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3.3cm" svg:y1="6cm" svg:x2="3.3cm" svg:y2="5.6cm">
          <text:p/>
        </draw:line>
        <draw:line draw:style-name="gr10" draw:text-style-name="P4" draw:layer="layout" svg:x1="3.3cm" svg:y1="5.001cm" svg:x2="3.3cm" svg:y2="4.601cm">
          <text:p/>
        </draw:line>
        <draw:line draw:style-name="gr10" draw:text-style-name="P4" draw:layer="layout" svg:x1="3.3cm" svg:y1="7.001cm" svg:x2="3.3cm" svg:y2="6.601cm">
          <text:p/>
        </draw:line>
        <draw:custom-shape draw:style-name="gr11" draw:text-style-name="P13" draw:layer="layout" svg:width="0.8cm" svg:height="0.6cm" svg:x="6.9cm" svg:y="7.6cm">
          <text:p text:style-name="P12"><text:span text:style-name="T4">DEC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0.6cm" svg:height="0.3cm" svg:x="2.3cm" svg:y="8.6cm">
          <text:p text:style-name="P14"><text:span text:style-name="T5">Stat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4" draw:layer="layout" svg:width="0.6cm" svg:height="0.3cm" svg:x="2.901cm" svg:y="8.601cm">
          <text:p text:style-name="P14"><text:span text:style-name="T5">Stat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4" draw:layer="layout" svg:width="0.6cm" svg:height="0.3cm" svg:x="3.502cm" svg:y="8.602cm">
          <text:p text:style-name="P14"><text:span text:style-name="T5">...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4" draw:layer="layout" svg:width="0.6cm" svg:height="0.3cm" svg:x="4.103cm" svg:y="8.603cm">
          <text:p text:style-name="P14"><text:span text:style-name="T5">Stat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olygon draw:style-name="gr13" draw:text-style-name="P7" draw:layer="layout" svg:width="0.199cm" svg:height="0.399cm" svg:x="3.7cm" svg:y="6.5cm" svg:viewBox="0 0 200 400" draw:points="0,0 200,0 200,400 100,300 0,400 200,400 100,300 0,400">
          <text:p/>
        </draw:polygon>
        <draw:polygon draw:style-name="gr13" draw:text-style-name="P15" draw:layer="layout" svg:width="0.199cm" svg:height="0.399cm" svg:x="3.7cm" svg:y="6.9cm" svg:viewBox="0 0 200 400" draw:points="0,0 200,0 200,400 100,300 0,400 200,400 100,300 0,400">
          <text:p/>
        </draw:polygon>
        <draw:polygon draw:style-name="gr13" draw:text-style-name="P15" draw:layer="layout" svg:width="0.199cm" svg:height="0.399cm" svg:x="3.7cm" svg:y="7.3cm" svg:viewBox="0 0 200 400" draw:points="0,0 200,0 200,400 100,300 0,400 200,400 100,300 0,400">
          <text:p/>
        </draw:polygon>
        <draw:polygon draw:style-name="gr13" draw:text-style-name="P15" draw:layer="layout" svg:width="0.199cm" svg:height="0.399cm" svg:x="3.7cm" svg:y="7.7cm" svg:viewBox="0 0 200 400" draw:points="0,0 200,0 200,400 100,300 0,400 200,400 100,300 0,400">
          <text:p/>
        </draw:polygon>
        <draw:polygon draw:style-name="gr13" draw:text-style-name="P7" draw:layer="layout" svg:width="0.199cm" svg:height="0.399cm" svg:x="3.7cm" svg:y="6.5cm" svg:viewBox="0 0 200 400" draw:points="0,0 200,0 200,400 100,300 0,400 200,400 100,300 0,400">
          <text:p/>
        </draw:polygon>
        <draw:polygon draw:style-name="gr13" draw:text-style-name="P15" draw:layer="layout" svg:width="0.199cm" svg:height="0.399cm" svg:x="3.7cm" svg:y="6.9cm" svg:viewBox="0 0 200 400" draw:points="0,0 200,0 200,400 100,300 0,400 200,400 100,300 0,400">
          <text:p/>
        </draw:polygon>
        <draw:polygon draw:style-name="gr13" draw:text-style-name="P15" draw:layer="layout" svg:width="0.199cm" svg:height="0.399cm" svg:x="3.7cm" svg:y="7.3cm" svg:viewBox="0 0 200 400" draw:points="0,0 200,0 200,400 100,300 0,400 200,400 100,300 0,400">
          <text:p/>
        </draw:polygon>
        <draw:polygon draw:style-name="gr13" draw:text-style-name="P15" draw:layer="layout" svg:width="0.199cm" svg:height="0.399cm" svg:x="3.7cm" svg:y="7.7cm" svg:viewBox="0 0 200 400" draw:points="0,0 200,0 200,400 100,300 0,400 200,400 100,300 0,400">
          <text:p/>
        </draw:polygon>
        <draw:polygon draw:style-name="gr6" draw:text-style-name="P7" draw:layer="layout" svg:width="0.199cm" svg:height="0.399cm" svg:x="6.3cm" svg:y="7.7cm" svg:viewBox="0 0 200 400" draw:points="0,0 200,0 200,400 100,300 0,400 200,400 100,300 0,400">
          <text:p/>
        </draw:polygon>
        <draw:polygon draw:style-name="gr6" draw:text-style-name="P15" draw:layer="layout" svg:width="0.199cm" svg:height="0.399cm" svg:x="5.9cm" svg:y="7.7cm" svg:viewBox="0 0 200 400" draw:points="0,0 200,0 200,400 100,300 0,400 200,400 100,300 0,400">
          <text:p/>
        </draw:polygon>
        <draw:polygon draw:style-name="gr6" draw:text-style-name="P15" draw:layer="layout" svg:width="0.199cm" svg:height="0.399cm" svg:x="5.5cm" svg:y="7.7cm" svg:viewBox="0 0 200 400" draw:points="0,0 200,0 200,400 100,300 0,400 200,400 100,300 0,400">
          <text:p/>
        </draw:polygon>
        <draw:polygon draw:style-name="gr14" draw:text-style-name="P16" draw:layer="layout" svg:width="0.199cm" svg:height="0.399cm" svg:x="5.1cm" svg:y="7.7cm" svg:viewBox="0 0 200 400" draw:points="0,0 200,0 200,400 100,300 0,400 200,400 100,300 0,400">
          <text:p/>
        </draw:polygon>
        <draw:polygon draw:style-name="gr6" draw:text-style-name="P7" draw:layer="layout" svg:width="0.199cm" svg:height="0.399cm" svg:x="6.1cm" svg:y="7.7cm" svg:viewBox="0 0 200 400" draw:points="0,0 200,0 200,400 100,300 0,400 200,400 100,300 0,400">
          <text:p/>
        </draw:polygon>
        <draw:polygon draw:style-name="gr6" draw:text-style-name="P15" draw:layer="layout" svg:width="0.199cm" svg:height="0.399cm" svg:x="5.7cm" svg:y="7.7cm" svg:viewBox="0 0 200 400" draw:points="0,0 200,0 200,400 100,300 0,400 200,400 100,300 0,400">
          <text:p/>
        </draw:polygon>
        <draw:polygon draw:style-name="gr14" draw:text-style-name="P16" draw:layer="layout" svg:width="0.199cm" svg:height="0.399cm" svg:x="5.3cm" svg:y="7.7cm" svg:viewBox="0 0 200 400" draw:points="0,0 200,0 200,400 100,300 0,400 200,400 100,300 0,400">
          <text:p/>
        </draw:polygon>
        <draw:polygon draw:style-name="gr14" draw:text-style-name="P16" draw:layer="layout" svg:width="0.199cm" svg:height="0.399cm" svg:x="4.9cm" svg:y="7.7cm" svg:viewBox="0 0 200 400" draw:points="0,0 200,0 200,400 100,300 0,400 200,400 100,300 0,400">
          <text:p/>
        </draw:polygon>
        <draw:line draw:style-name="gr10" draw:text-style-name="P4" draw:layer="layout" svg:x1="3.3cm" svg:y1="7.002cm" svg:x2="3.3cm" svg:y2="6.602cm">
          <text:p/>
        </draw:line>
        <draw:path draw:style-name="gr15" draw:text-style-name="P4" draw:layer="layout" svg:width="0.47cm" svg:height="0.261cm" draw:transform="skewX (0.481536340625236) rotate (-0.124441975667196) translate (3.3cm 7cm)" svg:viewBox="0 0 471 262" svg:d="M0 0c111 93 286 285 471 260">
          <text:p/>
        </draw:path>
        <draw:custom-shape draw:style-name="gr16" draw:text-style-name="P14" draw:layer="layout" svg:width="0.6cm" svg:height="0.2cm" svg:x="2.3cm" svg:y="8.3cm">
          <text:p text:style-name="P14"><text:span text:style-name="T5">NPC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6cm" svg:height="0.2cm" svg:x="2.9cm" svg:y="8.3cm">
          <text:p text:style-name="P14"><text:span text:style-name="T5">NPC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6cm" svg:height="0.2cm" svg:x="3.5cm" svg:y="8.3cm">
          <text:p text:style-name="P14"><text:span text:style-name="T5">NPC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6cm" svg:height="0.2cm" svg:x="4.1cm" svg:y="8.3cm">
          <text:p text:style-name="P14"><text:span text:style-name="T5">NPC</text:span>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4.4cm" svg:y1="9.1cm" svg:x2="4.4cm" svg:y2="8.9cm">
          <text:p/>
        </draw:line>
        <draw:line draw:style-name="gr15" draw:text-style-name="P4" draw:layer="layout" svg:x1="3.8cm" svg:y1="9.101cm" svg:x2="3.8cm" svg:y2="8.901cm">
          <text:p/>
        </draw:line>
        <draw:line draw:style-name="gr15" draw:text-style-name="P4" draw:layer="layout" svg:x1="3.2cm" svg:y1="9.101cm" svg:x2="3.2cm" svg:y2="8.901cm">
          <text:p/>
        </draw:line>
        <draw:line draw:style-name="gr15" draw:text-style-name="P4" draw:layer="layout" svg:x1="2.6cm" svg:y1="9.102cm" svg:x2="2.6cm" svg:y2="8.902cm">
          <text:p/>
        </draw:line>
        <draw:line draw:style-name="gr17" draw:text-style-name="P4" draw:layer="layout" svg:x1="8.35cm" svg:y1="9.1cm" svg:x2="2.5cm" svg:y2="9.1cm">
          <text:p/>
        </draw:line>
        <draw:custom-shape draw:style-name="gr18" draw:text-style-name="P17" draw:layer="layout" svg:width="0.1cm" svg:height="0.1cm" svg:x="2.55cm" svg:y="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2.551cm" svg:y="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3.753cm" svg:y="9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4.354cm" svg:y="9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0.499cm" svg:height="0.3cm" svg:x="5.65cm" svg:y="6.55cm">
          <text:p text:style-name="P14"><text:span text:style-name="T5">resp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4" draw:layer="layout" svg:width="0.499cm" svg:height="0.3cm" svg:x="5.65cm" svg:y="7.05cm">
          <text:p text:style-name="P14"><text:span text:style-name="T5">ecc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4" draw:layer="layout" svg:width="0.499cm" svg:height="0.3cm" svg:x="4.95cm" svg:y="7.05cm">
          <text:p text:style-name="P14"><text:span text:style-name="T5">sca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9" draw:text-style-name="P4" draw:layer="layout" svg:x1="4.75cm" svg:y1="6.7cm" svg:x2="4.95cm" svg:y2="6.7cm">
          <text:p/>
        </draw:line>
        <draw:custom-shape draw:style-name="gr20" draw:text-style-name="P18" draw:layer="layout" svg:width="0.1cm" svg:height="1.6cm" svg:x="3.6cm" svg:y="6.5cm">
          <text:p/>
          <draw:enhanced-geometry svg:viewBox="0 0 21600 21600" draw:glue-points="21600 0 0 10800 21600 21600" draw:text-areas="13800 ?f9 21600 ?f10" draw:type="left-brace" draw:modifiers="1800 10732.584269662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8" draw:layer="layout" svg:width="0.1cm" svg:height="1.6cm" draw:transform="rotate (-3.14159265358979) translate (4cm 8.1cm)">
          <text:p/>
          <draw:enhanced-geometry svg:viewBox="0 0 21600 21600" draw:glue-points="21600 0 0 10800 21600 21600" draw:text-areas="13800 ?f9 21600 ?f10" draw:type="left-brace" draw:modifiers="1800 16189.881324172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5" draw:text-style-name="P4" draw:layer="layout" svg:x1="4cm" svg:y1="6.9cm" svg:x2="4.2cm" svg:y2="6.9cm">
          <text:p/>
        </draw:line>
        <draw:custom-shape draw:style-name="gr20" draw:text-style-name="P18" draw:layer="layout" svg:width="0.1cm" svg:height="1.6cm" draw:transform="rotate (-1.5707963267949) translate (6.5cm 7.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6216.864459712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4" draw:layer="layout" svg:width="0.499cm" svg:height="0.3cm" svg:x="4.251cm" svg:y="7.05cm">
          <text:p text:style-name="P19"><text:span text:style-name="T5">full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4" draw:layer="layout" svg:width="0.499cm" svg:height="0.3cm" svg:x="4.251cm" svg:y="6.55cm">
          <text:p text:style-name="P14"><text:span text:style-name="T5">rese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4" draw:layer="layout" svg:width="0.499cm" svg:height="0.3cm" svg:x="4.95cm" svg:y="6.55cm">
          <text:p text:style-name="P14"><text:span text:style-name="T5">req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9" draw:text-style-name="P4" draw:layer="layout" svg:x1="5.45cm" svg:y1="6.7cm" svg:x2="5.65cm" svg:y2="6.7cm">
          <text:p/>
        </draw:line>
        <draw:line draw:style-name="gr19" draw:text-style-name="P4" draw:layer="layout" svg:x1="5.9cm" svg:y1="6.85cm" svg:x2="5.9cm" svg:y2="7.05cm">
          <text:p/>
        </draw:line>
        <draw:line draw:style-name="gr19" draw:text-style-name="P4" draw:layer="layout" svg:x1="5.65cm" svg:y1="7.2cm" svg:x2="5.45cm" svg:y2="7.2cm">
          <text:p/>
        </draw:line>
        <draw:line draw:style-name="gr19" draw:text-style-name="P4" draw:layer="layout" svg:x1="4.95cm" svg:y1="7.2cm" svg:x2="4.75cm" svg:y2="7.2cm">
          <text:p/>
        </draw:line>
        <draw:line draw:style-name="gr19" draw:text-style-name="P4" draw:layer="layout" svg:x1="4.5cm" svg:y1="7.05cm" svg:x2="5cm" svg:y2="6.8cm">
          <text:p/>
        </draw:line>
        <draw:line draw:style-name="gr19" draw:text-style-name="P4" draw:layer="layout" svg:x1="5.2cm" svg:y1="7.05cm" svg:x2="5.2cm" svg:y2="6.85cm">
          <text:p/>
        </draw:line>
        <draw:line draw:style-name="gr19" draw:text-style-name="P4" draw:layer="layout" svg:x1="5.25cm" svg:y1="7.4cm" svg:x2="5.3cm" svg:y2="7.6cm">
          <text:p/>
        </draw:line>
        <draw:line draw:style-name="gr19" draw:text-style-name="P4" draw:layer="layout" svg:x1="5.7cm" svg:y1="7.1cm" svg:x2="5.5cm" svg:y2="7cm">
          <text:p/>
        </draw:line>
        <draw:frame draw:style-name="gr21" draw:text-style-name="P20" draw:layer="layout" svg:width="0.8cm" svg:height="0.408cm" svg:x="5.1cm" svg:y="6.735cm">
          <draw:text-box>
            <text:p><text:span text:style-name="T6">error</text:span></text:p>
          </draw:text-box>
        </draw:frame>
        <draw:line draw:style-name="gr22" draw:text-style-name="P4" draw:layer="layout" svg:x1="6.5cm" svg:y1="7.9cm" svg:x2="6.9cm" svg:y2="7.9cm">
          <text:p/>
        </draw:line>
        <draw:custom-shape draw:style-name="gr18" draw:text-style-name="P17" draw:layer="layout" svg:width="0.1cm" svg:height="0.1cm" svg:x="3.25cm" svg:y="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1cm" svg:y1="7.9cm" svg:x2="9cm" svg:y2="7.9cm">
          <text:p/>
        </draw:line>
        <draw:custom-shape draw:style-name="gr23" draw:text-style-name="P21" draw:layer="layout" svg:width="2cm" svg:height="0.6cm" svg:x="9cm" svg:y="6.1cm">
          <text:p text:style-name="P14"><text:span text:style-name="T5">Threads RegFile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0.2cm" svg:height="0.1cm" svg:x="9cm" svg:y="6.6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3" draw:text-style-name="P15" draw:layer="layout" svg:width="0.099cm" svg:height="0.399cm" svg:x="8.6cm" svg:y="7.1cm" svg:viewBox="0 0 100 400" draw:points="0,0 100,100 100,300 0,400">
          <text:p/>
        </draw:polygon>
        <draw:line draw:style-name="gr19" draw:text-style-name="P4" draw:layer="layout" svg:x1="8.7cm" svg:y1="7.3cm" svg:x2="9cm" svg:y2="7.3cm">
          <text:p/>
        </draw:line>
        <draw:line draw:style-name="gr25" draw:text-style-name="P4" draw:layer="layout" svg:x1="8.8cm" svg:y1="7.9cm" svg:x2="8.8cm" svg:y2="7.1cm">
          <text:p/>
        </draw:line>
        <draw:custom-shape draw:style-name="gr26" draw:text-style-name="P23" draw:layer="layout" svg:width="0.1cm" svg:height="0.1cm" svg:x="8.75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8.4cm" svg:y1="7.4cm" svg:x2="8.6cm" svg:y2="7.4cm">
          <text:p/>
        </draw:line>
        <draw:line draw:style-name="gr19" draw:text-style-name="P4" draw:layer="layout" svg:x1="8.4cm" svg:y1="7.2cm" svg:x2="8.6cm" svg:y2="7.2cm">
          <text:p/>
        </draw:line>
        <draw:polygon draw:style-name="gr13" draw:text-style-name="P15" draw:layer="layout" svg:width="0.099cm" svg:height="0.399cm" svg:x="8.6cm" svg:y="6.4cm" svg:viewBox="0 0 100 400" draw:points="0,0 100,100 100,300 0,400">
          <text:p/>
        </draw:polygon>
        <draw:line draw:style-name="gr19" draw:text-style-name="P4" draw:layer="layout" svg:x1="8.7cm" svg:y1="6.6cm" svg:x2="9cm" svg:y2="6.601cm">
          <text:p/>
        </draw:line>
        <draw:line draw:style-name="gr19" draw:text-style-name="P4" draw:layer="layout" svg:x1="8.3cm" svg:y1="6.5cm" svg:x2="8.6cm" svg:y2="6.5cm">
          <text:p/>
        </draw:line>
        <draw:line draw:style-name="gr19" draw:text-style-name="P4" draw:layer="layout" svg:x1="8.4cm" svg:y1="6.7cm" svg:x2="8.6cm" svg:y2="6.7cm">
          <text:p/>
        </draw:line>
        <draw:line draw:style-name="gr5" draw:text-style-name="P4" draw:layer="layout" svg:x1="13.6cm" svg:y1="6.9cm" svg:x2="8.4cm" svg:y2="6.9cm">
          <text:p/>
        </draw:line>
        <draw:line draw:style-name="gr5" draw:text-style-name="P4" draw:layer="layout" svg:x1="8.4cm" svg:y1="6.9cm" svg:x2="8.4cm" svg:y2="7.2cm">
          <text:p/>
        </draw:line>
        <draw:custom-shape draw:style-name="gr18" draw:text-style-name="P17" draw:layer="layout" svg:width="0.1cm" svg:height="0.1cm" svg:x="8.35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2cm" svg:y1="7.9cm" svg:x2="9.9cm" svg:y2="7.9cm">
          <text:p/>
        </draw:line>
        <draw:polygon draw:style-name="gr13" draw:text-style-name="P15" draw:layer="layout" svg:width="0.099cm" svg:height="0.399cm" svg:x="9.5cm" svg:y="7.1cm" svg:viewBox="0 0 100 400" draw:points="0,0 100,100 100,300 0,400">
          <text:p/>
        </draw:polygon>
        <draw:line draw:style-name="gr19" draw:text-style-name="P4" draw:layer="layout" svg:x1="9.6cm" svg:y1="7.3cm" svg:x2="9.9cm" svg:y2="7.3cm">
          <text:p/>
        </draw:line>
        <draw:line draw:style-name="gr19" draw:text-style-name="P4" draw:layer="layout" svg:x1="9.2cm" svg:y1="7.3cm" svg:x2="9.5cm" svg:y2="7.3cm">
          <text:p/>
        </draw:line>
        <draw:line draw:style-name="gr19" draw:text-style-name="P4" draw:layer="layout" svg:x1="9.3cm" svg:y1="7.2cm" svg:x2="9.5cm" svg:y2="7.2cm">
          <text:p/>
        </draw:line>
        <draw:line draw:style-name="gr5" draw:text-style-name="P4" draw:layer="layout" svg:x1="9.3cm" svg:y1="6.9cm" svg:x2="9.301cm" svg:y2="7.2cm">
          <text:p/>
        </draw:line>
        <draw:custom-shape draw:style-name="gr18" draw:text-style-name="P17" draw:layer="layout" svg:width="0.1cm" svg:height="0.1cm" svg:x="9.251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9.3cm" svg:y1="7.4cm" svg:x2="9.5cm" svg:y2="7.4cm">
          <text:p/>
        </draw:line>
        <draw:line draw:style-name="gr25" draw:text-style-name="P4" draw:layer="layout" svg:x1="8.75cm" svg:y1="7.05cm" svg:x2="8.65cm" svg:y2="7.15cm">
          <text:p/>
        </draw:line>
        <draw:custom-shape draw:style-name="gr27" draw:text-style-name="P24" draw:layer="layout" svg:width="0.2cm" svg:height="0.15cm" svg:x="8.75cm" svg:y="6.95cm">
          <text:p/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9.1cm" svg:y1="7.05cm" svg:x2="8.95cm" svg:y2="7.05cm">
          <text:p/>
        </draw:line>
        <draw:custom-shape draw:style-name="gr18" draw:text-style-name="P17" draw:layer="layout" svg:width="0.1cm" svg:height="0.1cm" svg:x="9.05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6" draw:text-style-name="P7" draw:layer="layout" svg:width="0.199cm" svg:height="0.499cm" svg:x="9.9cm" svg:y="7.2cm" svg:viewBox="0 0 200 500" draw:points="0,0 200,0 200,500 100,400 0,500 200,500 100,400 0,500">
          <text:p/>
        </draw:polygon>
        <draw:line draw:style-name="gr5" draw:text-style-name="P4" draw:layer="layout" svg:x1="10.005cm" svg:y1="6.896cm" svg:x2="10.005cm" svg:y2="7.046cm">
          <text:p/>
        </draw:line>
        <draw:line draw:style-name="gr25" draw:text-style-name="P4" draw:layer="layout" svg:x1="9.655cm" svg:y1="7.046cm" svg:x2="9.555cm" svg:y2="7.146cm">
          <text:p/>
        </draw:line>
        <draw:custom-shape draw:style-name="gr27" draw:text-style-name="P24" draw:layer="layout" svg:width="0.2cm" svg:height="0.15cm" svg:x="9.655cm" svg:y="6.946cm">
          <text:p/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10.005cm" svg:y1="7.046cm" svg:x2="9.855cm" svg:y2="7.046cm">
          <text:p/>
        </draw:line>
        <draw:custom-shape draw:style-name="gr18" draw:text-style-name="P17" draw:layer="layout" svg:width="0.1cm" svg:height="0.1cm" svg:x="9.955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1cm" svg:y1="7.9cm" svg:x2="10.8cm" svg:y2="7.9cm">
          <text:p/>
        </draw:line>
        <draw:polygon draw:style-name="gr13" draw:text-style-name="P15" draw:layer="layout" svg:width="0.099cm" svg:height="0.399cm" svg:x="10.4cm" svg:y="7.1cm" svg:viewBox="0 0 100 400" draw:points="0,0 100,100 100,300 0,400">
          <text:p/>
        </draw:polygon>
        <draw:line draw:style-name="gr19" draw:text-style-name="P4" draw:layer="layout" svg:x1="10.5cm" svg:y1="7.3cm" svg:x2="10.8cm" svg:y2="7.3cm">
          <text:p/>
        </draw:line>
        <draw:line draw:style-name="gr19" draw:text-style-name="P4" draw:layer="layout" svg:x1="10.1cm" svg:y1="7.3cm" svg:x2="10.4cm" svg:y2="7.3cm">
          <text:p/>
        </draw:line>
        <draw:line draw:style-name="gr19" draw:text-style-name="P4" draw:layer="layout" svg:x1="10.2cm" svg:y1="7.2cm" svg:x2="10.4cm" svg:y2="7.2cm">
          <text:p/>
        </draw:line>
        <draw:line draw:style-name="gr5" draw:text-style-name="P4" draw:layer="layout" svg:x1="10.2cm" svg:y1="6.9cm" svg:x2="10.201cm" svg:y2="7.2cm">
          <text:p/>
        </draw:line>
        <draw:custom-shape draw:style-name="gr18" draw:text-style-name="P17" draw:layer="layout" svg:width="0.1cm" svg:height="0.1cm" svg:x="10.151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6" draw:text-style-name="P7" draw:layer="layout" svg:width="0.199cm" svg:height="0.499cm" svg:x="10.8cm" svg:y="7.2cm" svg:viewBox="0 0 200 500" draw:points="0,0 200,0 200,500 100,400 0,500 200,500 100,400 0,500">
          <text:p/>
        </draw:polygon>
        <draw:line draw:style-name="gr5" draw:text-style-name="P4" draw:layer="layout" svg:x1="10.905cm" svg:y1="6.896cm" svg:x2="10.905cm" svg:y2="7.046cm">
          <text:p/>
        </draw:line>
        <draw:line draw:style-name="gr25" draw:text-style-name="P4" draw:layer="layout" svg:x1="10.555cm" svg:y1="7.046cm" svg:x2="10.455cm" svg:y2="7.146cm">
          <text:p/>
        </draw:line>
        <draw:custom-shape draw:style-name="gr27" draw:text-style-name="P24" draw:layer="layout" svg:width="0.2cm" svg:height="0.15cm" svg:x="10.555cm" svg:y="6.946cm">
          <text:p/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10.905cm" svg:y1="7.046cm" svg:x2="10.755cm" svg:y2="7.046cm">
          <text:p/>
        </draw:line>
        <draw:custom-shape draw:style-name="gr18" draw:text-style-name="P17" draw:layer="layout" svg:width="0.1cm" svg:height="0.1cm" svg:x="10.855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draw:layer="layout" svg:width="0.2cm" svg:height="0.1cm" svg:x="9.9cm" svg:y="6.6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22" draw:layer="layout" svg:width="0.2cm" svg:height="0.1cm" svg:x="10.8cm" svg:y="6.6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21" draw:layer="layout" svg:width="2cm" svg:height="0.501cm" svg:x="9cm" svg:y="8.4cm">
          <text:p text:style-name="P14"><text:span text:style-name="T5">Pkt &amp; Rsp Windows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0.2cm" svg:height="0.1cm" svg:x="9cm" svg:y="8.8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0.25cm" svg:height="0.1cm" svg:x="8.701cm" svg:y="8.65cm">
          <text:p text:style-name="P5"><text:span text:style-name="T2">write</text:span></text:p>
          <draw:enhanced-geometry svg:viewBox="0 0 21600 21600" draw:type="rectangle" draw:enhanced-path="M 0 0 L 21600 0 21600 21600 0 21600 0 0 Z N"/>
        </draw:custom-shape>
        <draw:polygon draw:style-name="gr13" draw:text-style-name="P15" draw:layer="layout" svg:width="0.099cm" svg:height="0.399cm" svg:x="8.601cm" svg:y="8.6cm" svg:viewBox="0 0 100 400" draw:points="0,0 100,100 100,300 0,400">
          <text:p/>
        </draw:polygon>
        <draw:line draw:style-name="gr19" draw:text-style-name="P4" draw:layer="layout" svg:x1="8.701cm" svg:y1="8.8cm" svg:x2="9.001cm" svg:y2="8.801cm">
          <text:p/>
        </draw:line>
        <draw:line draw:style-name="gr19" draw:text-style-name="P4" draw:layer="layout" svg:x1="8.201cm" svg:y1="8.7cm" svg:x2="8.601cm" svg:y2="8.7cm">
          <text:p/>
        </draw:line>
        <draw:line draw:style-name="gr19" draw:text-style-name="P4" draw:layer="layout" svg:x1="8.401cm" svg:y1="8.9cm" svg:x2="8.601cm" svg:y2="8.9cm">
          <text:p/>
        </draw:line>
        <draw:custom-shape draw:style-name="gr4" draw:text-style-name="P6" draw:layer="layout" svg:width="0.25cm" svg:height="0.1cm" svg:x="8.696cm" svg:y="6.076cm">
          <text:p text:style-name="P5"><text:span text:style-name="T2">read</text:span></text:p>
          <draw:enhanced-geometry svg:viewBox="0 0 21600 21600" draw:type="rectangle" draw:enhanced-path="M 0 0 L 21600 0 21600 21600 0 21600 0 0 Z N"/>
        </draw:custom-shape>
        <draw:line draw:style-name="gr30" draw:text-style-name="P4" draw:layer="layout" svg:x1="8.2cm" svg:y1="6.2cm" svg:x2="9cm" svg:y2="6.2cm">
          <text:p/>
        </draw:line>
        <draw:custom-shape draw:style-name="gr4" draw:text-style-name="P6" draw:layer="layout" svg:width="0.25cm" svg:height="0.1cm" svg:x="8.7cm" svg:y="8.4cm">
          <text:p text:style-name="P5"><text:span text:style-name="T2">read</text:span></text:p>
          <draw:enhanced-geometry svg:viewBox="0 0 21600 21600" draw:type="rectangle" draw:enhanced-path="M 0 0 L 21600 0 21600 21600 0 21600 0 0 Z N"/>
        </draw:custom-shape>
        <draw:line draw:style-name="gr30" draw:text-style-name="P4" draw:layer="layout" svg:x1="8.2cm" svg:y1="8.5cm" svg:x2="9cm" svg:y2="8.5cm">
          <text:p/>
        </draw:line>
        <draw:line draw:style-name="gr3" draw:text-style-name="P4" draw:layer="layout" svg:x1="8.2cm" svg:y1="7.9cm" svg:x2="8.2cm" svg:y2="8.5cm">
          <text:p/>
        </draw:line>
        <draw:custom-shape draw:style-name="gr26" draw:text-style-name="P23" draw:layer="layout" svg:width="0.1cm" svg:height="0.1cm" svg:x="8.151cm" svg:y="7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1" draw:text-style-name="P14" draw:layer="layout" svg:width="0.399cm" svg:height="0.599cm" svg:x="11.6cm" svg:y="7cm" svg:viewBox="0 0 400 600" draw:points="0,100 0,0 400,200 400,400 0,600 0,400 0,300 0,200">
          <text:p text:style-name="P17"><text:span text:style-name="T5">ALU</text:span></text:p>
        </draw:polygon>
        <draw:line draw:style-name="gr5" draw:text-style-name="P4" draw:layer="layout" svg:x1="9.3cm" svg:y1="8.4cm" svg:x2="9.3cm" svg:y2="7.4cm">
          <text:p/>
        </draw:line>
        <draw:line draw:style-name="gr25" draw:text-style-name="P4" draw:layer="layout" svg:x1="9.7cm" svg:y1="7.896cm" svg:x2="9.7cm" svg:y2="7.096cm">
          <text:p/>
        </draw:line>
        <draw:custom-shape draw:style-name="gr26" draw:text-style-name="P23" draw:layer="layout" svg:width="0.1cm" svg:height="0.1cm" svg:x="9.65cm" svg:y="7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0.6cm" svg:y1="7.896cm" svg:x2="10.6cm" svg:y2="7.096cm">
          <text:p/>
        </draw:line>
        <draw:custom-shape draw:style-name="gr26" draw:text-style-name="P23" draw:layer="layout" svg:width="0.1cm" svg:height="0.1cm" svg:x="10.55cm" svg:y="7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11cm" svg:y1="7.3cm" svg:x2="11.3cm" svg:y2="7.3cm">
          <text:p/>
        </draw:line>
        <draw:polygon draw:style-name="gr13" draw:text-style-name="P15" draw:layer="layout" svg:width="0.099cm" svg:height="0.399cm" svg:x="11.296cm" svg:y="7.101cm" svg:viewBox="0 0 100 400" draw:points="0,0 100,100 100,300 0,400">
          <text:p/>
        </draw:polygon>
        <draw:line draw:style-name="gr19" draw:text-style-name="P4" draw:layer="layout" svg:x1="11.396cm" svg:y1="7.301cm" svg:x2="11.6cm" svg:y2="7.3cm">
          <text:p/>
        </draw:line>
        <draw:line draw:style-name="gr25" draw:text-style-name="P4" draw:layer="layout" svg:x1="11.35cm" svg:y1="7.9cm" svg:x2="11.35cm" svg:y2="7.45cm">
          <text:p/>
        </draw:line>
        <draw:custom-shape draw:style-name="gr26" draw:text-style-name="P23" draw:layer="layout" svg:width="0.1cm" svg:height="0.1cm" svg:x="11.3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996cm" svg:y1="7.9cm" svg:x2="12.6cm" svg:y2="7.9cm">
          <text:p/>
        </draw:line>
        <draw:line draw:style-name="gr25" draw:text-style-name="P4" draw:layer="layout" svg:x1="11.8cm" svg:y1="7.9cm" svg:x2="11.8cm" svg:y2="7.5cm">
          <text:p/>
        </draw:line>
        <draw:custom-shape draw:style-name="gr26" draw:text-style-name="P23" draw:layer="layout" svg:width="0.1cm" svg:height="0.1cm" svg:x="11.75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6" draw:text-style-name="P7" draw:layer="layout" svg:width="0.199cm" svg:height="0.499cm" svg:x="12.5cm" svg:y="7.2cm" svg:viewBox="0 0 200 500" draw:points="0,0 200,0 200,500 100,400 0,500 200,500 100,400 0,500">
          <text:p/>
        </draw:polygon>
        <draw:line draw:style-name="gr19" draw:text-style-name="P4" draw:layer="layout" svg:x1="12cm" svg:y1="7.3cm" svg:x2="12.5cm" svg:y2="7.3cm">
          <text:p/>
        </draw:line>
        <draw:line draw:style-name="gr2" draw:text-style-name="P3" draw:layer="layout" svg:x1="13.4cm" svg:y1="7.9cm" svg:x2="13.4cm" svg:y2="6.9cm">
          <text:p/>
        </draw:line>
        <draw:line draw:style-name="gr19" draw:text-style-name="P4" draw:layer="layout" svg:x1="13.3cm" svg:y1="7.3cm" svg:x2="13.3cm" svg:y2="6.9cm">
          <text:p/>
        </draw:line>
        <draw:line draw:style-name="gr19" draw:text-style-name="P4" draw:layer="layout" svg:x1="12.696cm" svg:y1="7.301cm" svg:x2="13cm" svg:y2="7.3cm">
          <text:p/>
        </draw:line>
        <draw:line draw:style-name="gr19" draw:text-style-name="P4" draw:layer="layout" svg:x1="12.796cm" svg:y1="7.401cm" svg:x2="12.996cm" svg:y2="7.401cm">
          <text:p/>
        </draw:line>
        <draw:line draw:style-name="gr5" draw:text-style-name="P4" draw:layer="layout" svg:x1="12.8cm" svg:y1="8.4cm" svg:x2="12.797cm" svg:y2="7.401cm">
          <text:p/>
        </draw:line>
        <draw:polygon draw:style-name="gr13" draw:text-style-name="P15" draw:layer="layout" svg:width="0.099cm" svg:height="0.399cm" svg:x="12.992cm" svg:y="7.102cm" svg:viewBox="0 0 100 400" draw:points="0,0 100,100 100,300 0,400">
          <text:p/>
        </draw:polygon>
        <draw:line draw:style-name="gr19" draw:text-style-name="P4" draw:layer="layout" svg:x1="13.092cm" svg:y1="7.302cm" svg:x2="13.3cm" svg:y2="7.3cm">
          <text:p/>
        </draw:line>
        <draw:line draw:style-name="gr25" draw:text-style-name="P4" draw:layer="layout" svg:x1="13.05cm" svg:y1="7.902cm" svg:x2="13.05cm" svg:y2="7.45cm">
          <text:p/>
        </draw:line>
        <draw:custom-shape draw:style-name="gr26" draw:text-style-name="P23" draw:layer="layout" svg:width="0.1cm" svg:height="0.1cm" svg:x="13cm" svg:y="7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draw:layer="layout" svg:width="0.2cm" svg:height="0.1cm" svg:x="12.5cm" svg:y="8.7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4" draw:layer="layout" svg:x1="12.2cm" svg:y1="7.3cm" svg:x2="12.2cm" svg:y2="8.5cm">
          <text:p/>
        </draw:line>
        <draw:custom-shape draw:style-name="gr4" draw:text-style-name="P6" draw:layer="layout" svg:width="0.25cm" svg:height="0.15cm" svg:x="12.15cm" svg:y="8.55cm">
          <text:p text:style-name="P5"><text:span text:style-name="T2">R/W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0.1cm" svg:height="0.1cm" svg:x="12.051cm" svg:y="7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draw:layer="layout" svg:width="0.6cm" svg:height="0.4cm" svg:x="12.4cm" svg:y="6.3cm">
          <text:p text:style-name="P14"><text:span text:style-name="T5">CS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25cm" svg:height="0.15cm" svg:x="12.146cm" svg:y="6.445cm">
          <text:p text:style-name="P5"><text:span text:style-name="T2">R/W</text:span></text:p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12.096cm" svg:y1="6.395cm" svg:x2="12.396cm" svg:y2="6.395cm">
          <text:p/>
        </draw:line>
        <draw:line draw:style-name="gr19" draw:text-style-name="P4" draw:layer="layout" svg:x1="12.196cm" svg:y1="6.595cm" svg:x2="12.396cm" svg:y2="6.595cm">
          <text:p/>
        </draw:line>
        <draw:line draw:style-name="gr5" draw:text-style-name="P4" draw:layer="layout" svg:x1="12.2cm" svg:y1="7.3cm" svg:x2="12.196cm" svg:y2="6.595cm">
          <text:p/>
        </draw:line>
        <draw:line draw:style-name="gr3" draw:text-style-name="P4" draw:layer="layout" svg:x1="12.096cm" svg:y1="6.395cm" svg:x2="12.1cm" svg:y2="7.902cm">
          <text:p/>
        </draw:line>
        <draw:custom-shape draw:style-name="gr18" draw:text-style-name="P17" draw:layer="layout" svg:width="0.1cm" svg:height="0.1cm" svg:x="12.148cm" svg:y="7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0.7cm" svg:height="0.401cm" svg:x="12.5cm" svg:y="8.4cm">
          <text:p text:style-name="P14"><text:span text:style-name="T5">DRA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cm" svg:height="1.1cm" svg:x="11.3cm" svg:y="9.5cm">
          <text:p text:style-name="P1"><text:span text:style-name="T1">Thread</text:span></text:p>
          <text:p text:style-name="P1"><text:span text:style-name="T1">Agent N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cm" svg:height="1.1cm" svg:x="9.7cm" svg:y="9.5cm">
          <text:p text:style-name="P1"><text:span text:style-name="T1">Thread</text:span></text:p>
          <text:p text:style-name="P1"><text:span text:style-name="T1">Agent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cm" svg:height="1.1cm" svg:x="8.9cm" svg:y="9.5cm">
          <text:p text:style-name="P1"><text:span text:style-name="T1">Thread</text:span></text:p>
          <text:p text:style-name="P1"><text:span text:style-name="T1">Agent 0</text:span></text:p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1.6cm" svg:height="0.6cm" svg:x="9.7cm" svg:y="11cm">
          <text:p text:style-name="P9"><text:span text:style-name="T3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9" draw:text-style-name="P4" draw:layer="layout" svg:x1="9.3cm" svg:y1="10.6cm" svg:x2="10.05cm" svg:y2="11.05cm">
          <text:p/>
        </draw:line>
        <draw:line draw:style-name="gr19" draw:text-style-name="P4" draw:layer="layout" svg:x1="10.1cm" svg:y1="10.6cm" svg:x2="10.3cm" svg:y2="11cm">
          <text:p/>
        </draw:line>
        <draw:line draw:style-name="gr19" draw:text-style-name="P4" draw:layer="layout" svg:x1="10.85cm" svg:y1="10.6cm" svg:x2="10.7cm" svg:y2="11cm">
          <text:p/>
        </draw:line>
        <draw:line draw:style-name="gr19" draw:text-style-name="P4" draw:layer="layout" svg:x1="11.7cm" svg:y1="10.6cm" svg:x2="10.95cm" svg:y2="11.05cm">
          <text:p/>
        </draw:line>
        <draw:custom-shape draw:style-name="gr35" draw:text-style-name="P22" draw:layer="layout" svg:width="0.2cm" svg:height="0.05cm" svg:x="9cm" svg:y="10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9cm" svg:y="10.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9cm" svg:y="10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9cm" svg:y="10.4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0.2cm" svg:height="0.05cm" svg:x="9cm" svg:y="10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0.2cm" svg:height="0.05cm" svg:x="9cm" svg:y="10.5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9.8cm" svg:y="10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9.8cm" svg:y="10.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9.8cm" svg:y="10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9.8cm" svg:y="10.4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0.2cm" svg:height="0.05cm" svg:x="9.8cm" svg:y="10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0.2cm" svg:height="0.05cm" svg:x="9.8cm" svg:y="10.5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10.6cm" svg:y="10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10.6cm" svg:y="10.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10.6cm" svg:y="10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10.6cm" svg:y="10.4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0.2cm" svg:height="0.05cm" svg:x="10.6cm" svg:y="10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0.2cm" svg:height="0.05cm" svg:x="10.6cm" svg:y="10.5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11.4cm" svg:y="10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11.4cm" svg:y="10.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11.4cm" svg:y="10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0.2cm" svg:height="0.05cm" svg:x="11.4cm" svg:y="10.4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0.2cm" svg:height="0.05cm" svg:x="11.4cm" svg:y="10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0.2cm" svg:height="0.05cm" svg:x="11.4cm" svg:y="10.55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45cm" svg:y1="9.2cm" svg:x2="12.1cm" svg:y2="9.2cm">
          <text:p/>
        </draw:line>
        <draw:line draw:style-name="gr5" draw:text-style-name="P4" draw:layer="layout" svg:x1="12.2cm" svg:y1="9.3cm" svg:x2="9.55cm" svg:y2="9.3cm">
          <text:p/>
        </draw:line>
        <draw:line draw:style-name="gr19" draw:text-style-name="P4" draw:layer="layout" svg:x1="12.196cm" svg:y1="8.5cm" svg:x2="12.5cm" svg:y2="8.5cm">
          <text:p/>
        </draw:line>
        <draw:line draw:style-name="gr2" draw:text-style-name="P3" draw:layer="layout" svg:x1="12.1cm" svg:y1="8.7cm" svg:x2="12.5cm" svg:y2="8.702cm">
          <text:p/>
        </draw:line>
        <draw:line draw:style-name="gr2" draw:text-style-name="P3" draw:layer="layout" svg:x1="9.5cm" svg:y1="9.2cm" svg:x2="9.5cm" svg:y2="9.5cm">
          <text:p/>
        </draw:line>
        <draw:line draw:style-name="gr2" draw:text-style-name="P3" draw:layer="layout" svg:x1="10.3cm" svg:y1="9.2cm" svg:x2="10.3cm" svg:y2="9.5cm">
          <text:p/>
        </draw:line>
        <draw:line draw:style-name="gr19" draw:text-style-name="P4" draw:layer="layout" svg:x1="9.6cm" svg:y1="9.3cm" svg:x2="9.6cm" svg:y2="9.5cm">
          <text:p/>
        </draw:line>
        <draw:line draw:style-name="gr19" draw:text-style-name="P4" draw:layer="layout" svg:x1="10.4cm" svg:y1="9.3cm" svg:x2="10.4cm" svg:y2="9.5cm">
          <text:p/>
        </draw:line>
        <draw:line draw:style-name="gr2" draw:text-style-name="P3" draw:layer="layout" svg:x1="11.1cm" svg:y1="9.2cm" svg:x2="11.1cm" svg:y2="9.5cm">
          <text:p/>
        </draw:line>
        <draw:line draw:style-name="gr19" draw:text-style-name="P4" draw:layer="layout" svg:x1="11.2cm" svg:y1="9.3cm" svg:x2="11.2cm" svg:y2="9.5cm">
          <text:p/>
        </draw:line>
        <draw:line draw:style-name="gr2" draw:text-style-name="P3" draw:layer="layout" svg:x1="11.9cm" svg:y1="9.2cm" svg:x2="11.9cm" svg:y2="9.5cm">
          <text:p/>
        </draw:line>
        <draw:line draw:style-name="gr19" draw:text-style-name="P4" draw:layer="layout" svg:x1="12cm" svg:y1="9.3cm" svg:x2="12cm" svg:y2="9.5cm">
          <text:p/>
        </draw:line>
        <draw:line draw:style-name="gr5" draw:text-style-name="P4" draw:layer="layout" svg:x1="12.196cm" svg:y1="8.5cm" svg:x2="12.2cm" svg:y2="9.3cm">
          <text:p/>
        </draw:line>
        <draw:line draw:style-name="gr3" draw:text-style-name="P4" draw:layer="layout" svg:x1="12.1cm" svg:y1="9.2cm" svg:x2="12.1cm" svg:y2="8.7cm">
          <text:p/>
        </draw:line>
        <draw:custom-shape draw:style-name="gr26" draw:text-style-name="P23" draw:layer="layout" svg:width="0.1cm" svg:height="0.1cm" svg:x="12.05cm" svg:y="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12.15cm" svg:y="8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1cm" svg:height="0.1cm" svg:x="11.85cm" svg:y="9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1cm" svg:height="0.1cm" svg:x="11.0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1cm" svg:height="0.1cm" svg:x="10.252cm" svg:y="9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1cm" svg:height="0.1cm" svg:x="9.453cm" svg:y="9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11.951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11.152cm" svg:y="9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10.353cm" svg:y="9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9.554cm" svg:y="9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11.5cm" svg:y1="9.496cm" svg:x2="11.5cm" svg:y2="9.1cm">
          <text:p/>
        </draw:line>
        <draw:line draw:style-name="gr19" draw:text-style-name="P4" draw:layer="layout" svg:x1="10.7cm" svg:y1="9.496cm" svg:x2="10.7cm" svg:y2="9.1cm">
          <text:p/>
        </draw:line>
        <draw:line draw:style-name="gr19" draw:text-style-name="P4" draw:layer="layout" svg:x1="9.9cm" svg:y1="9.496cm" svg:x2="9.9cm" svg:y2="9.1cm">
          <text:p/>
        </draw:line>
        <draw:line draw:style-name="gr19" draw:text-style-name="P4" draw:layer="layout" svg:x1="9.1cm" svg:y1="9.496cm" svg:x2="9.1cm" svg:y2="9.1cm">
          <text:p/>
        </draw:line>
        <draw:line draw:style-name="gr37" draw:text-style-name="P4" draw:layer="layout" svg:x1="13.5cm" svg:y1="9.1cm" svg:x2="8.4cm" svg:y2="9.1cm">
          <text:p/>
        </draw:line>
        <draw:line draw:style-name="gr5" draw:text-style-name="P4" draw:layer="layout" svg:x1="8.4cm" svg:y1="9.1cm" svg:x2="8.401cm" svg:y2="8.9cm">
          <text:p/>
        </draw:line>
        <draw:custom-shape draw:style-name="gr18" draw:text-style-name="P17" draw:layer="layout" svg:width="0.1cm" svg:height="0.1cm" svg:x="8.35cm" svg:y="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4.8cm" svg:y1="7.4cm" svg:x2="4.8cm" svg:y2="9.1cm">
          <text:p/>
        </draw:line>
        <draw:custom-shape draw:style-name="gr18" draw:text-style-name="P17" draw:layer="layout" svg:width="0.2cm" svg:height="0.05cm" svg:x="2.3cm" svg:y="8.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7" draw:layer="layout" svg:width="0.2cm" svg:height="0.05cm" svg:x="2.9cm" svg:y="8.44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7" draw:layer="layout" svg:width="0.2cm" svg:height="0.05cm" svg:x="3.5cm" svg:y="8.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7" draw:layer="layout" svg:width="0.2cm" svg:height="0.05cm" svg:x="4.1cm" svg:y="8.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9" draw:text-style-name="P4" draw:layer="layout" svg:x1="11.1cm" svg:y1="7.2cm" svg:x2="11.3cm" svg:y2="7.2cm">
          <text:p/>
        </draw:line>
        <draw:line draw:style-name="gr5" draw:text-style-name="P4" draw:layer="layout" svg:x1="11.1cm" svg:y1="6.4cm" svg:x2="11.1cm" svg:y2="7.2cm">
          <text:p/>
        </draw:line>
        <draw:line draw:style-name="gr5" draw:text-style-name="P4" draw:layer="layout" svg:x1="11cm" svg:y1="6.4cm" svg:x2="11.1cm" svg:y2="6.4cm">
          <text:p/>
        </draw:line>
        <draw:line draw:style-name="gr2" draw:text-style-name="P3" draw:layer="layout" svg:x1="7.7cm" svg:y1="7.9cm" svg:x2="7.9cm" svg:y2="7.9cm">
          <text:p/>
        </draw:line>
        <draw:custom-shape draw:style-name="gr38" draw:text-style-name="P5" draw:layer="layout" svg:width="0.2cm" svg:height="0.5cm" svg:x="7.9cm" svg:y="7.7cm">
          <text:p text:style-name="P5"><text:span text:style-name="T2">RR0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0.2cm" svg:height="0.1cm" svg:x="7.9cm" svg:y="8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5" draw:layer="layout" svg:width="0.2cm" svg:height="0.5cm" svg:x="9cm" svg:y="7.701cm">
          <text:p text:style-name="P5"><text:span text:style-name="T2">RR1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0.2cm" svg:height="0.1cm" svg:x="9cm" svg:y="8.1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5" draw:layer="layout" svg:width="0.2cm" svg:height="0.5cm" svg:x="9.9cm" svg:y="7.702cm">
          <text:p text:style-name="P5"><text:span text:style-name="T2">RR2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0.2cm" svg:height="0.1cm" svg:x="9.9cm" svg:y="8.1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5" draw:layer="layout" svg:width="0.2cm" svg:height="0.5cm" svg:x="10.8cm" svg:y="7.703cm">
          <text:p text:style-name="P5"><text:span text:style-name="T2">EX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0.2cm" svg:height="0.1cm" svg:x="10.8cm" svg:y="8.1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5" draw:layer="layout" svg:width="0.2cm" svg:height="0.5cm" svg:x="12.5cm" svg:y="7.704cm">
          <text:p text:style-name="P5"><text:span text:style-name="T2">WB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0.2cm" svg:height="0.1cm" svg:x="12.5cm" svg:y="8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7" draw:layer="layout" svg:width="0.1cm" svg:height="0.1cm" svg:x="12.248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12.3cm" svg:y1="7.3cm" svg:x2="12.3cm" svg:y2="6.9cm">
          <text:p/>
        </draw:line>
        <draw:custom-shape draw:style-name="gr18" draw:text-style-name="P17" draw:layer="layout" svg:width="0.2cm" svg:height="0.1cm" svg:x="11.9cm" svg:y="10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7" draw:layer="layout" svg:width="0.2cm" svg:height="0.1cm" svg:x="11.1cm" svg:y="10.5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7" draw:layer="layout" svg:width="0.2cm" svg:height="0.1cm" svg:x="10.3cm" svg:y="10.5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7" draw:layer="layout" svg:width="0.2cm" svg:height="0.1cm" svg:x="9.5cm" svg:y="10.5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9" draw:text-style-name="P4" draw:layer="layout" svg:x1="13.5cm" svg:y1="9.2cm" svg:x2="13.5cm" svg:y2="6.905cm">
          <text:p/>
        </draw:line>
        <draw:frame draw:style-name="gr41" draw:text-style-name="P17" draw:layer="layout" svg:width="10.656cm" svg:height="2.45cm" svg:x="4.094cm" svg:y="12.1cm">
          <draw:image xlink:href="Pictures/10000000000003FE000000EB71E5604BF6009F0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Hatching_20_93" draw:display-name="Hatching 93" draw:style="double" draw:color="#000080" draw:distance="0.05cm" draw:rotation="900"/>
    <draw:hatch draw:name="Hatching_20_94" draw:display-name="Hatching 94" draw:style="double" draw:color="#000080" draw:distance="0.1cm" draw:rotation="900"/>
    <draw:hatch draw:name="Hatching_20_96" draw:display-name="Hatching 96" draw:style="double" draw:color="#800000" draw:distance="0.04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4:00:18.673187040</meta:creation-date>
    <meta:generator>LibreOffice/6.4.7.2$Linux_X86_64 LibreOffice_project/40$Build-2</meta:generator>
    <dc:date>2021-12-25T22:10:25.245403650</dc:date>
    <meta:editing-duration>PT20H43M10S</meta:editing-duration>
    <meta:editing-cycles>47</meta:editing-cycles>
    <meta:document-statistic meta:object-count="265"/>
  </office:meta>
</office:document-meta>
</file>